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office:automatic-styles>
  <office:body>
    <office:text>
      <text:h text:style-name="Heading_20_1" text:outline-level="1"><text:bookmark-start text:name="historia"/>historia<text:bookmark-end text:name="historia"/></text:h>
      <text:h text:style-name="Heading_20_2" text:outline-level="2"><text:bookmark-start text:name="temas"/>temas<text:bookmark-end text:name="temas"/></text:h>
      <text:list text:style-name="L1">
        <text:list-item>
          <text:p text:style-name="P1">civilizacion griega</text:p>
        </text:list-item>
        <text:list-item>
          <text:p text:style-name="P1">ubicacion geografica y temporal</text:p>
        </text:list-item>
        <text:list-item>
          <text:p text:style-name="P1">periodos griegos</text:p>
          <text:list text:style-name="L2">
            <text:list-item>
              <text:p text:style-name="P2">1ras civilizaciones</text:p>
            </text:list-item>
            <text:list-item>
              <text:p text:style-name="P2">edad oscura</text:p>
            </text:list-item>
            <text:list-item>
              <text:p text:style-name="P2">epocas arcaica, clasica y elenistica</text:p>
              <text:list text:style-name="L3">
                <text:list-item>
                  <text:p text:style-name="P3">grecia arcaica</text:p>
                </text:list-item>
                <text:list-item>
                  <text:p text:style-name="P3">grecia clasica</text:p>
                </text:list-item>
                <text:list-item>
                  <text:p text:style-name="P3">grecia elenistica</text:p>
                </text:list-item>
              </text:list>
            </text:list-item>
          </text:list>
        </text:list-item>
      </text:list>
      <text:h text:style-name="Heading_20_2" text:outline-level="2"><text:bookmark-start text:name="civilizacion-griega"/>civilizacion griega<text:bookmark-end text:name="civilizacion-griega"/></text:h>
      <text:p text:style-name="First_20_paragraph">estaba ubicada en la actual grecia, existio desde el VII a.c. hasta el V a.c., durante la edad media</text:p>
      <text:h text:style-name="Heading_20_2" text:outline-level="2"><text:bookmark-start text:name="ubicacion-geografica-y-temporal"/>ubicacion geografica y temporal<text:bookmark-end text:name="ubicacion-geografica-y-temporal"/></text:h>
      <text:list text:style-name="L4">
        <text:list-item>
          <text:p text:style-name="P4">temporal</text:p>
          <text:list text:style-name="L5">
            <text:list-item>
              <text:p text:style-name="P5">grecia general</text:p>
              <text:list text:style-name="L6">
                <text:list-item>
                  <text:p text:style-name="P6">II a.c.</text:p>
                </text:list-item>
                <text:list-item>
                  <text:p text:style-name="P6">V a.c.</text:p>
                </text:list-item>
              </text:list>
            </text:list-item>
            <text:list-item>
              <text:p text:style-name="P5">1ras civilizaciones</text:p>
              <text:list text:style-name="L7">
                <text:list-item>
                  <text:p text:style-name="P7">2500 a.c. al 1150 a.c.</text:p>
                </text:list-item>
                <text:list-item>
                  <text:p text:style-name="P7">cretences y micenicas</text:p>
                </text:list-item>
              </text:list>
            </text:list-item>
            <text:list-item>
              <text:p text:style-name="P5">epoca oscura</text:p>
              <text:list text:style-name="L8">
                <text:list-item>
                  <text:p text:style-name="P8">1150 a.c. al 800 a.c</text:p>
                </text:list-item>
                <text:list-item>
                  <text:p text:style-name="P8">por la invacion de los darios, que destruyeron la mayor cantidad de cosas que nos daban informacion de esta epoca</text:p>
                </text:list-item>
              </text:list>
            </text:list-item>
            <text:list-item>
              <text:p text:style-name="P5">epoca arcaica</text:p>
              <text:list text:style-name="L9">
                <text:list-item>
                  <text:p text:style-name="P9">800 a.c. al 490 a.c.</text:p>
                </text:list-item>
                <text:list-item>
                  <text:p text:style-name="P9">periodo de formacion y consolidacion griega</text:p>
                </text:list-item>
              </text:list>
            </text:list-item>
            <text:list-item>
              <text:p text:style-name="P5">epoca clasica</text:p>
              <text:list text:style-name="L10">
                <text:list-item>
                  <text:p text:style-name="P10">490 a.c. al 323 a.c.</text:p>
                </text:list-item>
                <text:list-item>
                  <text:p text:style-name="P10">periodo de gloria de la cultura griega</text:p>
                </text:list-item>
              </text:list>
            </text:list-item>
            <text:list-item>
              <text:p text:style-name="P5">epoca elenistica</text:p>
              <text:list text:style-name="L11">
                <text:list-item>
                  <text:p text:style-name="P11">323 a.c. al 146 a.c.</text:p>
                </text:list-item>
                <text:list-item>
                  <text:p text:style-name="P11">fusion cultural griega con la oriental luego de las conquista de alejandro magno</text:p>
                </text:list-item>
              </text:list>
            </text:list-item>
          </text:list>
        </text:list-item>
        <text:list-item>
          <text:p text:style-name="P4">geografica</text:p>
          <text:list text:style-name="L12">
            <text:list-item>
              <text:p text:style-name="P12">entre la actual grecia (insular)</text:p>
            </text:list-item>
            <text:list-item>
              <text:p text:style-name="P12">la actual turkia (asiatica)</text:p>
            </text:list-item>
            <text:list-item>
              <text:p text:style-name="P12">sur de peninsula valcanica (continenetal)</text:p>
            </text:list-item>
          </text:list>
        </text:list-item>
      </text:list>
      <text:h text:style-name="Heading_20_2" text:outline-level="2"><text:bookmark-start text:name="periodods-griegos"/>periodods griegos<text:bookmark-end text:name="periodods-griegos"/></text:h>
      <text:list text:style-name="L13">
        <text:list-item>
          <text:p text:style-name="P13">1ras civilizaciones</text:p>
          <text:list text:style-name="L14">
            <text:list-item>
              <text:p text:style-name="P14">cretence</text:p>
            </text:list-item>
            <text:list-item>
              <text:p text:style-name="P14">micenica</text:p>
            </text:list-item>
          </text:list>
        </text:list-item>
        <text:list-item>
          <text:p text:style-name="P13">edad oscura</text:p>
        </text:list-item>
        <text:list-item>
          <text:p text:style-name="P13">grecia arcaica</text:p>
        </text:list-item>
        <text:list-item>
          <text:p text:style-name="P13">grecia clasica</text:p>
        </text:list-item>
        <text:list-item>
          <text:p text:style-name="P13">grecia helenistica</text:p>
        </text:list-item>
      </text:list>
      <text:h text:style-name="Heading_20_3" text:outline-level="3"><text:bookmark-start text:name="grecia-arcaica"/>grecia arcaica<text:bookmark-end text:name="grecia-arcaica"/></text:h>
      <text:h text:style-name="Heading_20_4" text:outline-level="4"><text:bookmark-start text:name="pcosas-rincipales"/>pcosas rincipales<text:bookmark-end text:name="pcosas-rincipales"/></text:h>
      <text:p text:style-name="First_20_paragraph">desarrollo de las polis (ciudades estadok griegas)</text:p>
      <text:p text:style-name="Text_20_body">expansion territorial</text:p>
      <text:p text:style-name="Text_20_body">reformas politicas</text:p>
      <text:h text:style-name="Heading_20_4" text:outline-level="4"><text:bookmark-start text:name="desarrollo-de-las-polis"/>desarrollo de las polis<text:bookmark-end text:name="desarrollo-de-las-polis"/></text:h>
      <text:p text:style-name="First_20_paragraph">comunidades griegas que aumentaron su poblacion y empezaron a ocupar las tierras disponibles, los aristocraticos se adueñaron de la mayor cantidad de tierras. Los nobles obtuvieron mas poder y la monarquia perdio peso, apareciendo instituciones relativas y con mandatos limitados. Se mantuvieron las asambleas con participantes campesinos. en este tiempo las aldeas crecieron y se convieron en las <text:span text:style-name="T1">polis</text:span>(ciudades estado griegas), con gobierno propio</text:p>
      <text:h text:style-name="Heading_20_4" text:outline-level="4"><text:bookmark-start text:name="expansion-territorial"/>expansion territorial<text:bookmark-end text:name="expansion-territorial"/></text:h>
      <text:p text:style-name="First_20_paragraph">El aumento de la poblacion y la busqueda de nuevas tierras fertiles, por esto, algunas comunidades hicieron expedicones, sobre territorios costeros del mar mediterraneo y el sur de Italia y Silicia, la region y las colonias creadas, se les dio el nombre de magna grecia, esas ciudades fueron independientes y fueron enmuralladas para que estuvieran bien defendidas. El centro politico de cada polis era la plaza publica llamada Ágora, que servia de mercado cemtral. Tal expansion aumento el comercio entrebdiferentes regiones</text:p>
      <text:p text:style-name="Text_20_body">en este periodo hubo reformas politicas, por que el pueblo presiono mejooras economicas y sociales, algunos solicitaron participar mas activamente en el gobierno. esto provco formas de gobierno mas democraticas. los actores principales fueron:</text:p>
      <text:list text:style-name="L15">
        <text:list-item>
          <text:p text:style-name="P15">legisladores</text:p>
        </text:list-item>
        <text:list-item>
          <text:p text:style-name="P15">tiranos</text:p>
          <text:list text:style-name="L16">
            <text:list-item>
              <text:p text:style-name="P16">eran gobernadores que alternando las instituciones de las polis llevaron adelante reformas politicas que se realizaron que se ejecutaron en las ciudades, que llevando adelante con el pueblo, muchas de las reformas politicas en las ciudades see basaron en la organizacion de las colonias</text:p>
            </text:list-item>
          </text:list>
        </text:list-item>
      </text:list>
      <text:p text:style-name="First_20_paragraph">los codigos garantizaban a las personas poder ejercer sus derechos frente a las magistrados y jueces. las mujeres y los niños seguian tenian acceso limitado a actividades politicas, aunque estaban protegidos por las leyes. sin embargo, esclavos y extranjeros tenian proivida la partizipacion politica y jurada</text:p>
      <text:p text:style-name="Text_20_body">por otra parte el pueblo acceso igualitario a la tierra, no logro agrarios amplios, pero obtuvo beneficios politicos por participacion del gobierno</text:p>
      <text:h text:style-name="Heading_20_3" text:outline-level="3"><text:bookmark-start text:name="grecia-clasica"/>grecia clasica<text:bookmark-end text:name="grecia-clasica"/></text:h>
      <text:p text:style-name="First_20_paragraph">polis importantes</text:p>
      <text:list text:style-name="L17">
        <text:list-item>
          <text:p text:style-name="P17">atenas</text:p>
          <text:list text:style-name="L18">
            <text:list-item>
              <text:p text:style-name="P18">ubicacion geografica: Peninsula Atica</text:p>
            </text:list-item>
            <text:list-item>
              <text:p text:style-name="P18">fundada por: Jonios</text:p>
            </text:list-item>
            <text:list-item>
              <text:p text:style-name="P18">org politica: democracia</text:p>
            </text:list-item>
            <text:list-item>
              <text:p text:style-name="P18">otg economica: comercio maritimo</text:p>
            </text:list-item>
            <text:list-item>
              <text:p text:style-name="P18">org social ciudadadnos / meteos / esclavos</text:p>
            </text:list-item>
          </text:list>
        </text:list-item>
        <text:list-item>
          <text:p text:style-name="P17">esparta</text:p>
          <text:list text:style-name="L19">
            <text:list-item>
              <text:p text:style-name="P19">ubicacion geografica: Peninsula del peloponeso</text:p>
            </text:list-item>
            <text:list-item>
              <text:p text:style-name="P19">fundada por: dorios</text:p>
            </text:list-item>
            <text:list-item>
              <text:p text:style-name="P19">org politica: militarizada / dirarquia</text:p>
            </text:list-item>
            <text:list-item>
              <text:p text:style-name="P19">otg economica: agrilcultura</text:p>
            </text:list-item>
            <text:list-item>
              <text:p text:style-name="P19">org social espartanos / periecos / iloita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meta:generator>
    <dc:title/>
    <dc:description/>
    <dc:subject/>
    <meta:keyword/>
    <meta:initial-creator/>
    <dc:creator/>
    <meta:creation-date>2025-10-20T22:13:32Z</meta:creation-date>
    <dc:date>2025-10-20T22:13:32Z</dc:date>
  </office:meta>
</office:document-meta>
</file>